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006e" officeooo:paragraph-rsid="0005006e"/>
    </style:style>
    <style:style style:name="P2" style:family="paragraph" style:parent-style-name="Standard">
      <style:text-properties officeooo:rsid="00074181" officeooo:paragraph-rsid="00074181"/>
    </style:style>
    <style:style style:name="P3" style:family="paragraph" style:parent-style-name="Standard">
      <style:text-properties officeooo:rsid="00099a5b" officeooo:paragraph-rsid="00099a5b"/>
    </style:style>
    <style:style style:name="P4" style:family="paragraph" style:parent-style-name="Standard" style:list-style-name="L1">
      <style:text-properties officeooo:rsid="000662ee" officeooo:paragraph-rsid="00074181"/>
    </style:style>
    <style:style style:name="P5" style:family="paragraph" style:parent-style-name="Standard" style:list-style-name="L1">
      <style:text-properties officeooo:rsid="00099a5b" officeooo:paragraph-rsid="00099a5b"/>
    </style:style>
    <style:style style:name="P6" style:family="paragraph" style:parent-style-name="Standard" style:list-style-name="L2">
      <style:text-properties officeooo:rsid="0005006e" officeooo:paragraph-rsid="0005006e"/>
    </style:style>
    <style:style style:name="P7" style:family="paragraph" style:parent-style-name="Standard" style:list-style-name="L3">
      <style:text-properties officeooo:rsid="0005006e" officeooo:paragraph-rsid="0005006e"/>
    </style:style>
    <style:style style:name="P8" style:family="paragraph" style:parent-style-name="Standard" style:list-style-name="L4">
      <style:text-properties officeooo:rsid="0005006e" officeooo:paragraph-rsid="0005006e"/>
    </style:style>
    <style:style style:name="P9" style:family="paragraph" style:parent-style-name="Standard" style:list-style-name="L2">
      <style:text-properties officeooo:rsid="0007fa3c" officeooo:paragraph-rsid="0005006e"/>
    </style:style>
    <style:style style:name="P10" style:family="paragraph" style:parent-style-name="Standard" style:list-style-name="L1">
      <style:text-properties fo:font-style="normal" fo:font-weight="normal" officeooo:rsid="0005dc3a" officeooo:paragraph-rsid="00074181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weight="normal" officeooo:rsid="0005dc3a" officeooo:paragraph-rsid="0005dc3a" fo:background-color="transparent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5dc3a" officeooo:paragraph-rsid="00074181" fo:background-color="transparent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74181" officeooo:paragraph-rsid="0005dc3a" fo:background-color="transparent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74181" officeooo:paragraph-rsid="00074181" fo:background-color="transparent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0662ee" officeooo:paragraph-rsid="00074181" fo:background-color="transparent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099a5b" officeooo:paragraph-rsid="00099a5b" fo:background-color="transparent" style:font-weight-asian="normal" style:font-weight-complex="normal"/>
    </style:style>
    <style:style style:name="T1" style:family="text">
      <style:text-properties officeooo:rsid="000662ee"/>
    </style:style>
    <style:style style:name="T2" style:family="text">
      <style:text-properties officeooo:rsid="000dc4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eview <text:span text:style-name="T1">ppt</text:span> :</text:p>
      <text:list xml:id="list2007545204" text:style-name="L1">
        <text:list-item>
          <text:p text:style-name="P13">Group :</text:p>
          <text:list>
            <text:list-item>
              <text:p text:style-name="P12">Technical proposition</text:p>
              <text:list>
                <text:list-item>
                  <text:p text:style-name="P10">Add an array between Itinerary and Website</text:p>
                </text:list-item>
              </text:list>
            </text:list-item>
            <text:list-item>
              <text:p text:style-name="P12">Business objects </text:p>
              <text:list>
                <text:list-item>
                  <text:p text:style-name="P12">Add name and description to Event (<text:span text:style-name="T2">Héritage avec Location</text:span>)</text:p>
                </text:list-item>
              </text:list>
            </text:list-item>
            <text:list-item>
              <text:p text:style-name="P12">Use case</text:p>
              <text:list>
                <text:list-item>
                  <text:p text:style-name="P12">Add an array between Read maps and Web server</text:p>
                </text:list-item>
                <text:list-item>
                  <text:p text:style-name="P12">Remove « extend » and « include »</text:p>
                </text:list-item>
              </text:list>
            </text:list-item>
            <text:list-item>
              <text:p text:style-name="P14">Navigation</text:p>
              <text:list>
                <text:list-item>
                  <text:p text:style-name="P14">Modify diagram</text:p>
                </text:list-item>
              </text:list>
            </text:list-item>
            <text:list-item>
              <text:p text:style-name="P15">Mock-ups</text:p>
              <text:list>
                <text:list-item>
                  <text:p text:style-name="P15">Text in English</text:p>
                </text:list-item>
                <text:list-item>
                  <text:p text:style-name="P15">Remove « Mes cartes » in the home page</text:p>
                </text:list-item>
              </text:list>
            </text:list-item>
          </text:list>
          <text:p text:style-name="P12"/>
        </text:list-item>
        <text:list-item>
          <text:p text:style-name="P14">Mr Tekkal :</text:p>
          <text:list>
            <text:list-item>
              <text:p text:style-name="P12">Technical proposition</text:p>
              <text:list>
                <text:list-item>
                  <text:p text:style-name="P16">Remove array between API and Database</text:p>
                </text:list-item>
                <text:list-item>
                  <text:p text:style-name="P16">Add technologies with different parts</text:p>
                </text:list-item>
              </text:list>
            </text:list-item>
            <text:list-item>
              <text:p text:style-name="P16">Users page more sexy</text:p>
            </text:list-item>
            <text:list-item>
              <text:p text:style-name="P12">Business objects </text:p>
              <text:list>
                <text:list-item>
                  <text:p text:style-name="P16">Remove « Interface »</text:p>
                </text:list-item>
                <text:list-item>
                  <text:p text:style-name="P16">Event : add stating date and ending date</text:p>
                </text:list-item>
              </text:list>
            </text:list-item>
            <text:list-item>
              <text:p text:style-name="P12">Use case</text:p>
              <text:list>
                <text:list-item>
                  <text:p text:style-name="P16">Remove Webserver</text:p>
                </text:list-item>
                <text:list-item>
                  <text:p text:style-name="P16">Add Itinerary (left)</text:p>
                </text:list-item>
              </text:list>
            </text:list-item>
            <text:list-item>
              <text:p text:style-name="P14">Navigation</text:p>
            </text:list-item>
            <text:list-item>
              <text:p text:style-name="P4">Mock-ups</text:p>
              <text:list>
                <text:list-item>
                  <text:p text:style-name="P5">Add details to maps (different funtionnality of the service)</text:p>
                </text:list-item>
              </text:list>
            </text:list-item>
            <text:list-item>
              <text:p text:style-name="P5">+</text:p>
              <text:list>
                <text:list-item>
                  <text:p text:style-name="P5">Add a slide to precise sharing implementation</text:p>
                </text:list-item>
              </text:list>
            </text:list-item>
          </text:list>
        </text:list-item>
      </text:list>
      <text:p text:style-name="P3"/>
      <text:p text:style-name="P2"/>
      <text:p text:style-name="P1">Web services :</text:p>
      <text:list xml:id="list1861776236" text:style-name="L2">
        <text:list-item>
          <text:p text:style-name="P6">Prisca</text:p>
        </text:list-item>
        <text:list-item>
          <text:p text:style-name="P9">Tianqi</text:p>
        </text:list-item>
      </text:list>
      <text:p text:style-name="P1"/>
      <text:p text:style-name="P1">Couche de persistance :</text:p>
      <text:list xml:id="list856696030" text:style-name="L3">
        <text:list-item>
          <text:p text:style-name="P7">Eric</text:p>
        </text:list-item>
      </text:list>
      <text:p text:style-name="P1"/>
      <text:p text:style-name="P1">Bouchons :</text:p>
      <text:list xml:id="list1168392689" text:style-name="L4">
        <text:list-item>
          <text:p text:style-name="P8">Mohammed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1:20:37.014000000</meta:creation-date>
    <dc:date>2020-02-19T19:54:02.556000000</dc:date>
    <meta:editing-duration>PT34M28S</meta:editing-duration>
    <meta:editing-cycles>4</meta:editing-cycles>
    <meta:generator>LibreOffice/6.2.2.2$Windows_x86 LibreOffice_project/2b840030fec2aae0fd2658d8d4f9548af4e3518d</meta:generator>
    <meta:document-statistic meta:table-count="0" meta:image-count="0" meta:object-count="0" meta:page-count="1" meta:paragraph-count="38" meta:word-count="167" meta:character-count="804" meta:non-whitespace-character-count="706"/>
  </office:meta>
</office:document-meta>
</file>